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2E60000039FA971DBA6.svm"/>
  <manifest:file-entry manifest:media-type="" manifest:full-path="Pictures/20000007000005E500000D714E0AAB56.svm"/>
  <manifest:file-entry manifest:media-type="" manifest:full-path="Pictures/200000070000027C0000052CF012D079.svm"/>
  <manifest:file-entry manifest:media-type="" manifest:full-path="Pictures/20000007000004DD000006EE2175943C.svm"/>
  <manifest:file-entry manifest:media-type="" manifest:full-path="Pictures/20000007000011C800000BFE4F31957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zma wars : Dossier de spécifications</text:p>
      <text:p text:style-name="Standard"/>
      <text:p text:style-name="P3">Définitions des aliens</text:p>
      <text:p text:style-name="Standard"/>
      <text:p text:style-name="P2">Docking Bay :</text:p>
      <text:p text:style-name="Standard"/>
      <text:p text:style-name="Standard"><draw:frame draw:style-name="fr1" draw:name="images1" text:anchor-type="paragraph" svg:width="1.508cm" svg:height="3.441cm" draw:z-index="0"><draw:image xlink:href="Pictures/20000007000005E500000D714E0AAB56.svm" xlink:type="simple" xlink:show="embed" xlink:actuate="onLoad"/></draw:frame></text:p>
      <text:p text:style-name="Standard">Pas un ennemi en soit, ce vaisseau réapprovisionne le joueur en énergie.</text:p>
      <text:p text:style-name="Standard"/>
      <text:p text:style-name="Standard">Technique vaisseau : Sprites (2 sprites nécessaires)</text:p>
      <text:p text:style-name="Standard">Tir : Caractères, la fluidité de l'animation ne sera pas vraiment importante</text:p>
      <text:p text:style-name="Standard"/>
      <text:p text:style-name="P2">Vaisseau alien 1 :</text:p>
      <text:p text:style-name="Standard"/>
      <text:p text:style-name="Standard"><draw:frame draw:style-name="fr1" draw:name="images2" text:anchor-type="paragraph" svg:width="0.637cm" svg:height="1.325cm" draw:z-index="1"><draw:image xlink:href="Pictures/200000070000027C0000052CF012D079.svm" xlink:type="simple" xlink:show="embed" xlink:actuate="onLoad"/></draw:frame></text:p>
      <text:p text:style-name="Standard">Cet ennemi se déplace en ligne droite jusqu'au ¾ de l'écran, ensuite, il prends la direction du joueur pour s'orienter vers lui.</text:p>
      <text:p text:style-name="Standard"/>
      <text:p text:style-name="Standard">Technique vaisseau : Sprites</text:p>
      <text:p text:style-name="Standard">Tir : Tir droit, à gérer en caractères shifting pour fluidité</text:p>
      <text:p text:style-name="Standard"/>
      <text:p text:style-name="P2">Vaisseau alien 2 :</text:p>
      <text:p text:style-name="Standard"/>
      <text:p text:style-name="Standard"><draw:frame draw:style-name="fr1" draw:name="images3" text:anchor-type="paragraph" svg:width="0.743cm" svg:height="0.928cm" draw:z-index="2"><draw:image xlink:href="Pictures/20000007000002E60000039FA971DBA6.svm" xlink:type="simple" xlink:show="embed" xlink:actuate="onLoad"/></draw:frame></text:p>
      <text:p text:style-name="Standard">Cet ennemi bouge à droite/gauche ou reste stationnaire de manière aléatoire. J'ai l'impression qu'il à même tendance à fuir l'ennemi …</text:p>
      <text:p text:style-name="Standard"/>
      <text:p text:style-name="Standard">Technique vaisseau : Sprites</text:p>
      <text:p text:style-name="Standard">Tir : Tir droit, à gérer en caractères shifting pour fluidité</text:p>
      <text:p text:style-name="Standard"/>
      <text:p text:style-name="P2">Vaisseau alien 2,1 :</text:p>
      <text:p text:style-name="Standard"/>
      <text:p text:style-name="Standard"><draw:frame draw:style-name="fr1" draw:name="images6" text:anchor-type="paragraph" svg:width="0.743cm" svg:height="0.928cm" draw:z-index="5"><draw:image xlink:href="Pictures/20000007000002E60000039FA971DBA6.svm" xlink:type="simple" xlink:show="embed" xlink:actuate="onLoad"/></draw:frame></text:p>
      <text:p text:style-name="Standard">Cet ennemi bouge à droite/gauche ou reste stationnaire de manière aléatoire. J'ai l'impression qu'il à même tendance à fuir l'ennemi …</text:p>
      <text:p text:style-name="Standard"/>
      <text:p text:style-name="Standard">Technique vaisseau : Sprites</text:p>
      <text:p text:style-name="Standard">Tir : Tir droit, à gérer en caractères shifting pour fluidité, tir très nourri</text:p>
      <text:p text:style-name="P4"/>
      <text:p text:style-name="Standard"/>
      <text:p text:style-name="Standard"><text:span text:style-name="T1">Pluie d'astéroïdes :</text:span> </text:p>
      <text:p text:style-name="Standard"/>
      <text:p text:style-name="Standard"><draw:frame draw:style-name="fr2" draw:name="images4" text:anchor-type="paragraph" svg:width="4.553cm" svg:height="3.069cm" draw:z-index="3"><draw:image xlink:href="Pictures/20000007000011C800000BFE4F319575.svm" xlink:type="simple" xlink:show="embed" xlink:actuate="onLoad"/></draw:frame></text:p>
      <text:p text:style-name="Standard"/>
      <text:p text:style-name="Standard"><text:tab/>Ces astéroïdes arrivent en groupe de 16 et se déplacent à droite ou à gauche, tous en même temps. </text:p>
      <text:p text:style-name="Standard"/>
      <text:p text:style-name="Standard">Technique vaisseau : Caractères (Voir à fluidifier le mouvement si possible …)</text:p>
      <text:p text:style-name="Standard">Tir : Pas de tir.</text:p>
      <text:p text:style-name="Standard"/>
      <text:p text:style-name="P2">Vaisseau Alien 3 :</text:p>
      <text:p text:style-name="Standard"><draw:frame draw:style-name="fr3" draw:name="images5" text:anchor-type="paragraph" svg:x="7.876cm" svg:y="1cm" svg:width="1.245cm" svg:height="1.774cm" draw:z-index="4"><draw:image xlink:href="Pictures/20000007000004DD000006EE2175943C.svm" xlink:type="simple" xlink:show="embed" xlink:actuate="onLoad"/></draw:frame></text:p>
      <text:p text:style-name="Standard"/>
      <text:p text:style-name="Standard"/>
      <text:p text:style-name="Standard"/>
      <text:p text:style-name="Standard"><text:tab/>Mouvement du vaisseau : &lt;A REVOIR&gt;</text:p>
      <text:p text:style-name="Standard"/>
      <text:p text:style-name="Standard">Technique vaisseau : sprite</text:p>
      <text:p text:style-name="Standard">Tir : 2 type de tir : 1 tir classique caractères shifting</text:p>
      <text:p text:style-name="Standard"><text:tab/><text:tab/> <text:s text:c="6"/>1 homing missile (nourri 1 ou 2 possible) Sprite, qui suit le joueur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11T13:17:18.77</meta:creation-date>
    <dc:date>2011-04-11T13:36:31.45</dc:date>
    <meta:editing-duration>PT00H19M13S</meta:editing-duration>
    <meta:editing-cycles>10</meta:editing-cycles>
    <meta:generator>OpenOffice.org/3.1$Win32 OpenOffice.org_project/310m11$Build-9399</meta:generator>
    <meta:document-statistic meta:table-count="0" meta:image-count="6" meta:object-count="0" meta:page-count="2" meta:paragraph-count="27" meta:word-count="246" meta:character-count="1438"/>
  </office:meta>
</office:document-meta>
</file>